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HistoryImpl.addVersionLabel( String versionName , String label , boolean move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HistoryImpl.getVersionable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HistoryImpl.getVersionState( String vers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ersionHistoryImpl.checkIsW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HistoryImpl.getAllVers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rsionHistoryImpl.removeVersion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sionHistoryImpl.VersionHistoryImpl( SessionImpl session , NodeState state , ItemLifeCycleListener [ ] listen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sionHistoryImpl.isWri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HistoryImpl.getRoo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sionHistoryImpl.getVersionLabels( Version ver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rsionHistoryImpl.getVersionByLabel( Name q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sionHistoryImpl.isSame( Item other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HistoryImpl.checkValidVersion( Version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HistoryImpl.getVersionLabe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sionHistoryImpl.refreshEntry( Node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istoryImpl.getQLabel(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sionHistoryImpl.getQLabel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sionHistoryImpl.hasVersionLabel( Version version , String lab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ersionHistoryImpl.removeVersion( String vers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HistoryImpl.getVersionBy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HistoryImpl.hasVersionLabel( String lab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sionHistoryImpl.getVersion( String vers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